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e9023" officeooo:paragraph-rsid="000e902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e9023" officeooo:paragraph-rsid="000e9023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fo:font-weight="bold" officeooo:rsid="000e9023" officeooo:paragraph-rsid="000e9023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normal" officeooo:rsid="000e9023" officeooo:paragraph-rsid="000e9023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e9023" officeooo:paragraph-rsid="000e9023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ee64e" officeooo:paragraph-rsid="000e9023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0ee64e" officeooo:paragraph-rsid="000ee64e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f8d35" officeooo:paragraph-rsid="000f8d35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118b2d" officeooo:paragraph-rsid="00118b2d" style:font-weight-asian="normal" style:font-weight-complex="normal"/>
    </style:style>
    <style:style style:name="P10" style:family="paragraph" style:parent-style-name="Standard">
      <style:text-properties fo:font-size="13pt"/>
    </style:style>
    <style:style style:name="P11" style:family="paragraph" style:parent-style-name="Standard">
      <style:paragraph-properties fo:text-align="start" style:justify-single-word="false"/>
      <style:text-properties fo:font-size="13pt" fo:font-weight="normal" officeooo:rsid="000e9023" officeooo:paragraph-rsid="000e9023" style:font-weight-asian="normal" style:font-weight-complex="normal"/>
    </style:style>
    <style:style style:name="P12" style:family="paragraph" style:parent-style-name="Standard">
      <style:paragraph-properties fo:text-align="start" style:justify-single-word="false" fo:break-before="page"/>
      <style:text-properties fo:font-size="12pt" fo:font-weight="normal" officeooo:rsid="000f8d35" officeooo:paragraph-rsid="000f8d35" style:font-weight-asian="normal" style:font-weight-complex="normal"/>
    </style:style>
    <style:style style:name="P13" style:family="paragraph" style:parent-style-name="Standard">
      <style:paragraph-properties fo:text-align="start" style:justify-single-word="false" fo:break-before="page"/>
      <style:text-properties fo:font-size="14pt" fo:font-weight="bold" officeooo:rsid="000e9023" officeooo:paragraph-rsid="000e9023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atabase Assignment</text:p>
      <text:p text:style-name="P4">(Submitted By:- Akash Yadav)</text:p>
      <text:p text:style-name="P4"/>
      <text:p text:style-name="P5"/>
      <text:p text:style-name="P11">The problem is based on sales.</text:p>
      <text:p text:style-name="P10"/>
      <text:p text:style-name="P10">Requirements :- </text:p>
      <text:p text:style-name="P10">There is one site samcart, samcart have multiple customer and multiple sales person.</text:p>
      <text:p text:style-name="P10">The customer is ordering Laptop of a certain amount from multiple sales person.</text:p>
      <text:p text:style-name="P10"/>
      <text:p text:style-name="P10">1) Customer can place multiple orders</text:p>
      <text:p text:style-name="P10">2) The sales person has multiple orders with certain customers </text:p>
      <text:p text:style-name="P10"/>
      <text:p text:style-name="P10">Problems:-</text:p>
      <text:p text:style-name="P10"/>
      <text:p text:style-name="P10">1) Create Database</text:p>
      <text:p text:style-name="P10">2) Design Schema</text:p>
      <text:p text:style-name="P10">3) Create tables</text:p>
      <text:p text:style-name="P10">4) Insert sample data</text:p>
      <text:p text:style-name="P10">5) Find the sales person have multiple orders.</text:p>
      <text:p text:style-name="P10">6) Find the all sales person details along with order details</text:p>
      <text:p text:style-name="P10">7) Create index</text:p>
      <text:p text:style-name="P10">8) How to show index on a table</text:p>
      <text:p text:style-name="P5"/>
      <text:p text:style-name="P5"/>
      <text:p text:style-name="P2">Solution..</text:p>
      <text:p text:style-name="P5"/>
      <text:p text:style-name="P1">1)</text:p>
      <text:p text:style-name="P5">CREATE DATABASE assignment;</text:p>
      <text:p text:style-name="P5"/>
      <text:p text:style-name="P5">USE assignment;</text:p>
      <text:p text:style-name="P2"/>
      <text:p text:style-name="P1">3)</text:p>
      <text:p text:style-name="P8">CREATE TABLE `customer` (</text:p>
      <text:p text:style-name="P8"><text:s text:c="2"/>`id` bigint(20) NOT NULL AUTO_INCREMENT,</text:p>
      <text:p text:style-name="P8"><text:s text:c="2"/>`name` varchar(255) NOT NULL,</text:p>
      <text:p text:style-name="P8"><text:s text:c="2"/>PRIMARY KEY (`id`),</text:p>
      <text:p text:style-name="P8"><text:s text:c="2"/>KEY `cust_index` (`name`)</text:p>
      <text:p text:style-name="P8">) ENGINE=InnoDB AUTO_INCREMENT=7 DEFAULT CHARSET=latin1;</text:p>
      <text:p text:style-name="P5"/>
      <text:p text:style-name="P5"/>
      <text:p text:style-name="P8">CREATE TABLE `vendor` (</text:p>
      <text:p text:style-name="P8"><text:s text:c="2"/>`id` bigint(20) NOT NULL AUTO_INCREMENT,</text:p>
      <text:p text:style-name="P8"><text:s text:c="2"/>`name` varchar(255) NOT NULL,</text:p>
      <text:p text:style-name="P8"><text:s text:c="2"/>PRIMARY KEY (`id`)</text:p>
      <text:p text:style-name="P8">) ENGINE=InnoDB AUTO_INCREMENT=6 DEFAULT CHARSET=latin1;</text:p>
      <text:p text:style-name="P5"/>
      <text:p text:style-name="P5"/>
      <text:p text:style-name="P8"/>
      <text:p text:style-name="P12">CREATE TABLE `orders` (</text:p>
      <text:p text:style-name="P8"><text:s text:c="2"/>`id` bigint(20) NOT NULL AUTO_INCREMENT,</text:p>
      <text:p text:style-name="P8"><text:s text:c="2"/>`cust_id` bigint(20) NOT NULL,</text:p>
      <text:p text:style-name="P8"><text:s text:c="2"/>`ven_id` bigint(20) NOT NULL,</text:p>
      <text:p text:style-name="P8"><text:s text:c="2"/>PRIMARY KEY (`id`),</text:p>
      <text:p text:style-name="P8"><text:s text:c="2"/>KEY `fk1` (`cust_id`),</text:p>
      <text:p text:style-name="P8"><text:s text:c="2"/>KEY `fk2` (`ven_id`),</text:p>
      <text:p text:style-name="P8"><text:s text:c="2"/>CONSTRAINT `fk1` FOREIGN KEY (`cust_id`) REFERENCES `customer` (`id`),</text:p>
      <text:p text:style-name="P8"><text:s text:c="2"/>CONSTRAINT `fk2` FOREIGN KEY (`ven_id`) REFERENCES `vendor` (`id`)</text:p>
      <text:p text:style-name="P8">) ENGINE=InnoDB AUTO_INCREMENT=10 DEFAULT CHARSET=latin1;</text:p>
      <text:p text:style-name="P5"/>
      <text:p text:style-name="P1">4)</text:p>
      <text:p text:style-name="P8">INSERT INTO `customer` VALUES (1,'akash'),(2,'ashu'),(4,'JD'),(6,'Manish'),(5,'Saksham'),(3,'vikas');</text:p>
      <text:p text:style-name="P5"/>
      <text:p text:style-name="P9">mysql&gt; select * from customer;</text:p>
      <text:p text:style-name="P9">+----+---------+</text:p>
      <text:p text:style-name="P9">| id | name <text:s text:c="3"/>|</text:p>
      <text:p text:style-name="P9">+----+---------+</text:p>
      <text:p text:style-name="P9">| <text:s/>1 | akash <text:s text:c="2"/>|</text:p>
      <text:p text:style-name="P9">| <text:s/>2 | ashu <text:s text:c="3"/>|</text:p>
      <text:p text:style-name="P9">| <text:s/>3 | vikas <text:s text:c="2"/>|</text:p>
      <text:p text:style-name="P9">| <text:s/>4 | JD <text:s text:c="5"/>|</text:p>
      <text:p text:style-name="P9">| <text:s/>5 | Saksham |</text:p>
      <text:p text:style-name="P9">| <text:s/>6 | Manish <text:s/>|</text:p>
      <text:p text:style-name="P9">+----+---------+</text:p>
      <text:p text:style-name="P9">6 rows in set (0.00 sec)</text:p>
      <text:p text:style-name="P5"/>
      <text:p text:style-name="P8">INSERT INTO `vendor` VALUES (1,'acer'),(2,'hcl'),(3,'dell'),(4,'apple'),(5,'samsung');</text:p>
      <text:p text:style-name="P5"/>
      <text:p text:style-name="P8">mysql&gt; select * from vendor;</text:p>
      <text:p text:style-name="P8">+----+---------+</text:p>
      <text:p text:style-name="P8">| id | name <text:s text:c="3"/>|</text:p>
      <text:p text:style-name="P8">+----+---------+</text:p>
      <text:p text:style-name="P8">| <text:s/>1 | acer <text:s text:c="3"/>|</text:p>
      <text:p text:style-name="P8">| <text:s/>2 | hcl <text:s text:c="4"/>|</text:p>
      <text:p text:style-name="P8">| <text:s/>3 | dell <text:s text:c="3"/>|</text:p>
      <text:p text:style-name="P8">| <text:s/>4 | apple <text:s text:c="2"/>|</text:p>
      <text:p text:style-name="P8">| <text:s/>5 | samsung |</text:p>
      <text:p text:style-name="P8">+----+---------+</text:p>
      <text:p text:style-name="P8">5 rows in set (0.00 sec)</text:p>
      <text:p text:style-name="P5"/>
      <text:p text:style-name="P8">INSERT INTO `orders` VALUES (1,1,1),(2,1,2),(3,1,3),(4,2,3),(5,2,4),(6,3,5),(7,4,4),(8,4,5),(9,4,1);</text:p>
      <text:p text:style-name="P5"/>
      <text:p text:style-name="P8"/>
      <text:p text:style-name="P12">mysql&gt; select * from orders;</text:p>
      <text:p text:style-name="P8">+----+---------+--------+</text:p>
      <text:p text:style-name="P8">| id | cust_id | ven_id |</text:p>
      <text:p text:style-name="P8">+----+---------+--------+</text:p>
      <text:p text:style-name="P8">| <text:s/>1 | <text:s text:c="6"/>1 | <text:s text:c="5"/>1 |</text:p>
      <text:p text:style-name="P8">| <text:s/>2 | <text:s text:c="6"/>1 | <text:s text:c="5"/>2 |</text:p>
      <text:p text:style-name="P8">| <text:s/>3 | <text:s text:c="6"/>1 | <text:s text:c="5"/>3 |</text:p>
      <text:p text:style-name="P8">| <text:s/>4 | <text:s text:c="6"/>2 | <text:s text:c="5"/>3 |</text:p>
      <text:p text:style-name="P8">| <text:s/>5 | <text:s text:c="6"/>2 | <text:s text:c="5"/>4 |</text:p>
      <text:p text:style-name="P8">| <text:s/>6 | <text:s text:c="6"/>3 | <text:s text:c="5"/>5 |</text:p>
      <text:p text:style-name="P8">| <text:s/>7 | <text:s text:c="6"/>4 | <text:s text:c="5"/>4 |</text:p>
      <text:p text:style-name="P8">| <text:s/>8 | <text:s text:c="6"/>4 | <text:s text:c="5"/>5 |</text:p>
      <text:p text:style-name="P8">| <text:s/>9 | <text:s text:c="6"/>4 | <text:s text:c="5"/>1 |</text:p>
      <text:p text:style-name="P8">+----+---------+--------+</text:p>
      <text:p text:style-name="P8">9 rows in set (0.00 sec)</text:p>
      <text:p text:style-name="P5"/>
      <text:p text:style-name="P1">5)</text:p>
      <text:p text:style-name="P5"><text:s/>select name as Vendor_Name, count(*) as Quantity from vendor join orders on vendor.id = orders.ven_id group by orders.ven_id having count(*) &gt; 1;</text:p>
      <text:p text:style-name="P5"/>
      <text:p text:style-name="P7">+-------------+----------+</text:p>
      <text:p text:style-name="P7">| Vendor_Name | Quantity |</text:p>
      <text:p text:style-name="P7">+-------------+----------+</text:p>
      <text:p text:style-name="P7">| acer <text:s text:c="7"/>| <text:s text:c="7"/>2 |</text:p>
      <text:p text:style-name="P7">| dell <text:s text:c="7"/>| <text:s text:c="7"/>2 |</text:p>
      <text:p text:style-name="P7">| apple <text:s text:c="6"/>| <text:s text:c="7"/>2 |</text:p>
      <text:p text:style-name="P7">| samsung <text:s text:c="4"/>| <text:s text:c="7"/>2 |</text:p>
      <text:p text:style-name="P7">+-------------+----------+</text:p>
      <text:p text:style-name="P7">4 rows in set (0.00 sec)</text:p>
      <text:p text:style-name="P5"></text:p>
      <text:p text:style-name="P1">6)</text:p>
      <text:p text:style-name="P5">mysql&gt; select * from vendor join orders on vendor.id=orders.ven_id join customer on orders.cust_id = customer.id;</text:p>
      <text:p text:style-name="P5"></text:p>
      <text:p text:style-name="P7">+----+---------+----+---------+--------+----+-------+</text:p>
      <text:p text:style-name="P7">| id | name <text:s text:c="3"/>| id | cust_id | ven_id | id | name <text:s/>|</text:p>
      <text:p text:style-name="P7">+----+---------+----+---------+--------+----+-------+</text:p>
      <text:p text:style-name="P7">| <text:s/>1 | acer <text:s text:c="3"/>| <text:s/>1 | <text:s text:c="6"/>1 | <text:s text:c="5"/>1 | <text:s/>1 | akash |</text:p>
      <text:p text:style-name="P7">| <text:s/>1 | acer <text:s text:c="3"/>| <text:s/>9 | <text:s text:c="6"/>4 | <text:s text:c="5"/>1 | <text:s/>4 | JD <text:s text:c="3"/>|</text:p>
      <text:p text:style-name="P7">| <text:s/>2 | hcl <text:s text:c="4"/>| <text:s/>2 | <text:s text:c="6"/>1 | <text:s text:c="5"/>2 | <text:s/>1 | akash |</text:p>
      <text:p text:style-name="P7">| <text:s/>3 | dell <text:s text:c="3"/>| <text:s/>3 | <text:s text:c="6"/>1 | <text:s text:c="5"/>3 | <text:s/>1 | akash |</text:p>
      <text:p text:style-name="P7">| <text:s/>3 | dell <text:s text:c="3"/>| <text:s/>4 | <text:s text:c="6"/>2 | <text:s text:c="5"/>3 | <text:s/>2 | ashu <text:s/>|</text:p>
      <text:p text:style-name="P7">| <text:s/>4 | apple <text:s text:c="2"/>| <text:s/>5 | <text:s text:c="6"/>2 | <text:s text:c="5"/>4 | <text:s/>2 | ashu <text:s/>|</text:p>
      <text:p text:style-name="P7">| <text:s/>4 | apple <text:s text:c="2"/>| <text:s/>7 | <text:s text:c="6"/>4 | <text:s text:c="5"/>4 | <text:s/>4 | JD <text:s text:c="3"/>|</text:p>
      <text:p text:style-name="P7">| <text:s/>5 | samsung | <text:s/>6 | <text:s text:c="6"/>3 | <text:s text:c="5"/>5 | <text:s/>3 | vikas |</text:p>
      <text:p text:style-name="P7">| <text:s/>5 | samsung | <text:s/>8 | <text:s text:c="6"/>4 | <text:s text:c="5"/>5 | <text:s/>4 | JD <text:s text:c="3"/>|</text:p>
      <text:p text:style-name="P7">+----+---------+----+---------+--------+----+-------+</text:p>
      <text:p text:style-name="P7">9 rows in set (0.00 sec)</text:p>
      <text:p text:style-name="P5"/>
      <text:p text:style-name="P1"/>
      <text:p text:style-name="P13">7)</text:p>
      <text:p text:style-name="P5">mysql&gt; alter table customer add index cust_index(name);</text:p>
      <text:p text:style-name="P5"></text:p>
      <text:p text:style-name="P1">8)</text:p>
      <text:p text:style-name="P5">mysql&gt; show index from customer;</text:p>
      <text:p text:style-name="P6"/>
      <text:p text:style-name="P7">+----------+------------+------------+--------------+-------------+-----------+-------------+----------+--------+------+------------+---------+---------------+</text:p>
      <text:p text:style-name="P7">| Table <text:s text:c="3"/>| Non_unique | Key_name <text:s text:c="2"/>| Seq_in_index | Column_name | Collation | Cardinality | Sub_part | Packed | Null | Index_type | Comment | Index_comment |</text:p>
      <text:p text:style-name="P7">+----------+------------+------------+--------------+-------------+-----------+-------------+----------+--------+------+------------+---------+---------------+</text:p>
      <text:p text:style-name="P7">| customer | <text:s text:c="9"/>0 | PRIMARY <text:s text:c="3"/>| <text:s text:c="11"/>1 | id <text:s text:c="9"/>| A <text:s text:c="8"/>| <text:s text:c="10"/>2 | <text:s text:c="4"/>NULL | NULL <text:s text:c="2"/>| <text:s text:c="5"/>| BTREE <text:s text:c="5"/>| <text:s text:c="8"/>| <text:s text:c="14"/>|</text:p>
      <text:p text:style-name="P7">| customer | <text:s text:c="9"/>1 | cust_index | <text:s text:c="11"/>1 | name <text:s text:c="7"/>| A <text:s text:c="8"/>| <text:s text:c="10"/>6 | <text:s text:c="4"/>NULL | NULL <text:s text:c="2"/>| <text:s text:c="5"/>| BTREE <text:s text:c="5"/>| <text:s text:c="8"/>| <text:s text:c="14"/>|</text:p>
      <text:p text:style-name="P7">+----------+------------+------------+--------------+-------------+-----------+-------------+----------+--------+------+------------+---------+---------------+</text:p>
      <text:p text:style-name="P6">2 rows in set (0.01 sec)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2T16:10:25.607815690</meta:creation-date>
    <dc:date>2016-01-22T16:27:40.886219181</dc:date>
    <meta:editing-duration>PT9M46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4" meta:paragraph-count="126" meta:word-count="810" meta:character-count="4859" meta:non-whitespace-character-count="3594"/>
  </office:meta>
</office:document-meta>
</file>